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83cm"/>
    </style:style>
    <style:style style:name="co2" style:family="table-column">
      <style:table-column-properties fo:break-before="auto" style:column-width="3.755cm"/>
    </style:style>
    <style:style style:name="co3" style:family="table-column">
      <style:table-column-properties fo:break-before="auto" style:column-width="3.9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1.766cm" svg:y="0.402cm">
            <draw:object draw:notify-on-update-of-ranges="Sheet1.B3:Sheet1.B7 Sheet1.C3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1.748cm" svg:y="10.381cm">
            <draw:object draw:notify-on-update-of-ranges="Sheet1.E15:Sheet1.E17 Sheet1.F15:Sheet1.F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nées</text:p>
          </table:table-cell>
          <table:table-cell office:value-type="string" calcext:value-type="string">
            <text:p>Popula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float" office:value="2030" calcext:value-type="float">
            <text:p>20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3200" calcext:value-type="float">
            <text:p>32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400" calcext:value-type="float">
            <text:p>3400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moyenne X</text:p>
          </table:table-cell>
          <table:table-cell table:formula="of:=AVERAGE([.B3:.B7])" office:value-type="float" office:value="1996.4" calcext:value-type="float">
            <text:p>1996,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yenne y</text:p>
          </table:table-cell>
          <table:table-cell table:formula="of:=AVERAGE([.C3:.C7])" office:value-type="float" office:value="2826" calcext:value-type="float">
            <text:p>282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moyenne X</text:p>
            <text:p>Première moitié</text:p>
          </table:table-cell>
          <table:table-cell table:formula="of:=AVERAGE([.B3:.B5])" office:value-type="float" office:value="1990" calcext:value-type="float">
            <text:p>1990</text:p>
          </table:table-cell>
          <table:table-cell/>
          <table:table-cell table:formula="of:=[.C15]" office:value-type="float" office:value="1990" calcext:value-type="float">
            <text:p>1990</text:p>
          </table:table-cell>
          <table:table-cell table:formula="of:=[.C16]" office:value-type="float" office:value="2510" calcext:value-type="float">
            <text:p>2510</text:p>
          </table:table-cell>
        </table:table-row>
        <table:table-row table:style-name="ro2">
          <table:table-cell/>
          <table:table-cell office:value-type="string" calcext:value-type="string">
            <text:p>Moyenne y </text:p>
            <text:p>Première moitié</text:p>
          </table:table-cell>
          <table:table-cell table:formula="of:=AVERAGE([.C3:.C5])" office:value-type="float" office:value="2510" calcext:value-type="float">
            <text:p>2510</text:p>
          </table:table-cell>
          <table:table-cell/>
          <table:table-cell table:formula="of:=[.C12]" office:value-type="float" office:value="1996.4" calcext:value-type="float">
            <text:p>1996,4</text:p>
          </table:table-cell>
          <table:table-cell table:formula="of:=[.C13]" office:value-type="float" office:value="2826" calcext:value-type="float">
            <text:p>2826</text:p>
          </table:table-cell>
        </table:table-row>
        <table:table-row table:style-name="ro1">
          <table:table-cell table:number-columns-repeated="4"/>
          <table:table-cell table:formula="of:=[.C18]" office:value-type="float" office:value="2004" calcext:value-type="float">
            <text:p>2004</text:p>
          </table:table-cell>
          <table:table-cell table:formula="of:=[.C19]" office:value-type="float" office:value="3200" calcext:value-type="float">
            <text:p>3200</text:p>
          </table:table-cell>
        </table:table-row>
        <table:table-row table:style-name="ro2">
          <table:table-cell/>
          <table:table-cell office:value-type="string" calcext:value-type="string">
            <text:p>moyenne x</text:p>
            <text:p>Deuxième moitié</text:p>
          </table:table-cell>
          <table:table-cell table:formula="of:=AVERAGE([.B5:.B7])" office:value-type="float" office:value="2004" calcext:value-type="float">
            <text:p>200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yenne y</text:p>
            <text:p>Deuxième moitié</text:p>
          </table:table-cell>
          <table:table-cell table:formula="of:=AVERAGE([.C5];[.C7])" office:value-type="float" office:value="3200" calcext:value-type="float">
            <text:p>32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Droite de mayer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a=</text:p>
          </table:table-cell>
          <table:table-cell table:formula="of:=([.C19]-[.C16])/([.C18]-[.C15])" office:value-type="float" office:value="49.2857142857143" calcext:value-type="float">
            <text:p>49,2857142857143</text:p>
          </table:table-cell>
          <table:table-cell/>
          <table:table-cell office:value-type="string" calcext:value-type="string">
            <text:p>si x =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table:formula="of:=[.C13]-[.C12]*[.C22]" office:value-type="float" office:value="-95568" calcext:value-type="float">
            <text:p>-95568</text:p>
          </table:table-cell>
          <table:table-cell/>
          <table:table-cell office:value-type="string" calcext:value-type="string">
            <text:p>y=</text:p>
          </table:table-cell>
          <table:table-cell table:formula="of:=[.C22]*[.F22]+[.C23]" office:value-type="float" office:value="3989.14285714286" calcext:value-type="float">
            <text:p>3989,1428571428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i y=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=</text:p>
          </table:table-cell>
          <table:table-cell table:formula="of:=([.F25]-[.C23])/[.C22]" office:value-type="float" office:value="2019.9768115942" calcext:value-type="float">
            <text:p>2019,976811594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roite moindre 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=</text:p>
          </table:table-cell>
          <table:table-cell table:number-matrix-columns-spanned="2" table:number-matrix-rows-spanned="1" table:formula="of:=LINEST([.C3:.C7];[.B3:.B7])" office:value-type="float" office:value="47.6038575667656" calcext:value-type="float">
            <text:p>47,6038575667656</text:p>
          </table:table-cell>
          <table:table-cell office:value-type="float" office:value="-92210.3412462908" calcext:value-type="float">
            <text:p>-92210,3412462908</text:p>
          </table:table-cell>
          <table:table-cell office:value-type="string" calcext:value-type="string">
            <text:p>si x=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table:formula="of:=INTERCEPT([.C3:.C7];[.B3:.B7])" office:value-type="float" office:value="-92210.3412462908" calcext:value-type="float">
            <text:p>-92210,3412462908</text:p>
          </table:table-cell>
          <table:table-cell/>
          <table:table-cell office:value-type="string" calcext:value-type="string">
            <text:p>y=</text:p>
          </table:table-cell>
          <table:table-cell table:formula="of:=[.F30]*[.C30]+[.C31]" office:value-type="float" office:value="3949.45103857566" calcext:value-type="float">
            <text:p>3949,4510385756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i y=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=</text:p>
          </table:table-cell>
          <table:table-cell table:formula="of:=([.F33]-[.C31])/[.C30]" office:value-type="float" office:value="2020.8097865046" calcext:value-type="float">
            <text:p>2020,8097865046</text:p>
          </table:table-cell>
        </table:table-row>
        <table:table-row table:style-name="ro1">
          <table:table-cell office:value-type="string" calcext:value-type="string">
            <text:p>coef correl</text:p>
          </table:table-cell>
          <table:table-cell table:formula="of:=CORREL([.C3:.C7];[.B3:.B7])" office:value-type="float" office:value="0.992865270038817" calcext:value-type="float">
            <text:p>0,992865270038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²</text:p>
          </table:table-cell>
          <table:table-cell table:formula="of:=POWER([.B35];2)" office:value-type="float" office:value="0.985781444449254" calcext:value-type="float">
            <text:p>0,985781444449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COM.MICROSOFT.COVARIANCE.P([.C3:.C7];[.B3:.B7])" office:value-type="float" office:value="5133.6" calcext:value-type="float">
            <text:p>5133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ma x</text:p>
          </table:table-cell>
          <table:table-cell table:formula="of:=COM.MICROSOFT.STDEV.P([.B3:.B7])" office:value-type="float" office:value="10.3846039885977" calcext:value-type="float">
            <text:p>10,3846039885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ma y</text:p>
          </table:table-cell>
          <table:table-cell table:formula="of:=COM.MICROSOFT.STDEV.P([.C3:.C7])" office:value-type="float" office:value="497.899588270567" calcext:value-type="float">
            <text:p>497,89958827056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=cov/sigmax²</text:p>
          </table:table-cell>
          <table:table-cell table:formula="of:=[.B37]/POWER([.B38];2)" office:value-type="float" office:value="47.6038575667656" calcext:value-type="float">
            <text:p>47,6038575667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=cov/sx*sy</text:p>
          </table:table-cell>
          <table:table-cell table:formula="of:=[.B37]/([.B38]*[.B39])" office:value-type="float" office:value="0.992865270038817" calcext:value-type="float">
            <text:p>0,99286527003881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8:52:24.846180503</meta:creation-date>
    <dc:date>2025-03-25T20:42:32.561594686</dc:date>
    <meta:editing-duration>PT1H24M9S</meta:editing-duration>
    <meta:editing-cycles>13</meta:editing-cycles>
    <meta:generator>LibreOffice/24.2.7.2$Linux_X86_64 LibreOffice_project/420$Build-2</meta:generator>
    <meta:document-statistic meta:table-count="1" meta:cell-count="7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51cm" svg:y="3.952cm" style:legend-expansion="high" chart:style-name="ch2"/>
        <chart:plot-area chart:style-name="ch3" table:cell-range-address="Sheet1.B3:Sheet1.C7" svg:x="0.32cm" svg:y="0.18cm" svg:width="11.211cm" svg:height="8.64cm">
          <chart:coordinate-region svg:x="1.312cm" svg:y="0.379cm" svg:width="9.8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7" chart:class="chart:scatter">
            <chart:domain table:cell-range-address="Sheet1.B3:Sheet1.B7"/>
            <chart:regression-curve chart:style-name="ch7">
              <chart:equation chart:display-equation="true" chart:display-r-square="true" svg:x="1.383cm" svg:y="5.593cm"/>
            </chart:regression-curve>
            <chart:data-point/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Sheet1.B3:Sheet1.B7</svg:desc>
                </draw:g>
              </table:table-cell>
              <table:table-cell office:value-type="float" office:value="2030">
                <text:p>2030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0">
                <text:p>199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2">
                <text:p>200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3400">
                <text:p>3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E15:Sheet1.F17" svg:x="0.32cm" svg:y="0.18cm" svg:width="11.264cm" svg:height="8.64cm">
          <chart:coordinate-region svg:x="1.312cm" svg:y="0.379cm" svg:width="9.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5:Sheet1.F17" chart:class="chart:scatter">
            <chart:domain table:cell-range-address="Sheet1.E15:Sheet1.E17"/>
            <chart:regression-curve chart:style-name="ch8">
              <chart:equation chart:display-equation="true" chart:display-r-square="true" svg:x="2.412cm" svg:y="4.86cm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0">
                <text:p>1990</text:p>
                <draw:g>
                  <svg:desc>Sheet1.E15:Sheet1.E17</svg:desc>
                </draw:g>
              </table:table-cell>
              <table:table-cell office:value-type="float" office:value="2510">
                <text:p>2510</text:p>
                <draw:g>
                  <svg:desc>Sheet1.F15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6.4">
                <text:p>1996.4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4">
                <text:p>2004</text:p>
              </table:table-cell>
              <table:table-cell office:value-type="float" office:value="3200">
                <text:p>3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